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end"/>
      <style:text-properties fo:font-size="12pt" style:font-size-asian="12pt" style:font-size-complex="12pt"/>
    </style:style>
    <style:style style:name="P3" style:parent-style-name="Normal" style:family="paragraph">
      <style:text-properties fo:font-size="14pt" style:font-size-asian="14pt" style:font-size-complex="14pt"/>
    </style:style>
    <style:style style:name="TableColumn5" style:family="table-column">
      <style:table-column-properties style:column-width="6.6666in"/>
    </style:style>
    <style:style style:name="Table4" style:family="table">
      <style:table-properties style:width="6.6666in" fo:margin-left="0in" table:align="center"/>
    </style:style>
    <style:style style:name="TableRow6" style:family="table-row">
      <style:table-row-properties/>
    </style:style>
    <style:style style:name="TableCell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9" style:family="table-column">
      <style:table-column-properties style:column-width="6.6666in"/>
    </style:style>
    <style:style style:name="Table8" style:family="table">
      <style:table-properties style:width="6.6666in" fo:margin-left="0in" table:align="center"/>
    </style:style>
    <style:style style:name="TableRow10" style:family="table-row">
      <style:table-row-properties/>
    </style:style>
    <style:style style:name="TableCell1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13" style:family="table-column">
      <style:table-column-properties style:column-width="6.6666in"/>
    </style:style>
    <style:style style:name="Table12" style:family="table">
      <style:table-properties style:width="6.6666in" fo:margin-left="0in" table:align="center"/>
    </style:style>
    <style:style style:name="TableRow14" style:family="table-row">
      <style:table-row-properties style:min-row-height="0.1388in"/>
    </style:style>
    <style:style style:name="TableCell1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" style:parent-style-name="Normal" style:family="paragraph">
      <style:paragraph-properties fo:line-height="100%"/>
      <style:text-properties style:font-name="Times New Roman" style:font-name-asian="Times New Roman" fo:hyphenate="false"/>
    </style:style>
    <style:style style:name="P17" style:parent-style-name="Normal" style:family="paragraph">
      <style:text-properties style:font-name-asian="Times New Roman" text:display="none"/>
    </style:style>
    <style:style style:name="TableColumn19" style:family="table-column">
      <style:table-column-properties style:column-width="6.6666in"/>
    </style:style>
    <style:style style:name="Table18" style:family="table">
      <style:table-properties style:width="6.6666in" fo:margin-left="0in" table:align="center"/>
    </style:style>
    <style:style style:name="TableRow20" style:family="table-row">
      <style:table-row-properties/>
    </style:style>
    <style:style style:name="TableCell21" style:family="table-cell">
      <style:table-cell-properties fo:border="none" style:writing-mode="lr-tb" style:vertical-align="middle" fo:padding-top="0in" fo:padding-left="0.4166in" fo:padding-bottom="0in" fo:padding-right="0.4166in"/>
    </style:style>
    <style:style style:name="TableColumn23" style:family="table-column">
      <style:table-column-properties style:column-width="5.8333in"/>
    </style:style>
    <style:style style:name="Table22" style:family="table">
      <style:table-properties style:width="5.8333in" style:rel-width="100%" fo:margin-left="0in" table:align="center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" style:parent-style-name="Normal" style:family="paragraph">
      <style:paragraph-properties fo:text-align="center" fo:line-height="150%"/>
      <style:text-properties style:font-name="Poppins" style:font-name-asian="Times New Roman" style:font-name-complex="Poppins" fo:font-weight="bold" style:font-weight-asian="bold" style:font-weight-complex="bold" fo:color="#007BFF" fo:font-size="21pt" style:font-size-asian="21pt" style:font-size-complex="21pt"/>
    </style:style>
    <style:style style:name="P27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P28" style:parent-style-name="Normal" style:family="paragraph">
      <style:text-properties style:font-name-asian="Times New Roman" text:display="none"/>
    </style:style>
    <style:style style:name="TableColumn30" style:family="table-column">
      <style:table-column-properties style:column-width="6.6666in"/>
    </style:style>
    <style:style style:name="Table29" style:family="table">
      <style:table-properties style:width="6.6666in" fo:margin-left="0in" table:align="center"/>
    </style:style>
    <style:style style:name="TableRow31" style:family="table-row">
      <style:table-row-properties style:min-row-height="0.1388in"/>
    </style:style>
    <style:style style:name="TableCell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" style:parent-style-name="Normal" style:family="paragraph">
      <style:text-properties style:font-name-asian="Times New Roman" text:display="none"/>
    </style:style>
    <style:style style:name="P34" style:parent-style-name="Normal" style:family="paragraph">
      <style:paragraph-properties fo:text-align="center"/>
    </style:style>
    <style:style style:name="P35" style:parent-style-name="Normal" style:family="paragraph">
      <style:paragraph-properties fo:text-align="center"/>
    </style:style>
    <style:style style:name="P36" style:parent-style-name="Normal" style:family="paragraph">
      <style:text-properties style:font-name="Calibri" style:font-name-asian="Times New Roman" style:font-name-complex="Times New Roman" text:display="none"/>
    </style:style>
    <style:style style:name="P37" style:parent-style-name="Normal" style:family="paragraph">
      <style:text-properties style:font-name="Calibri" style:font-name-asian="Times New Roman" style:font-name-complex="Times New Roman" text:display="none"/>
    </style:style>
    <style:style style:name="TableColumn39" style:family="table-column">
      <style:table-column-properties style:column-width="6.6666in"/>
    </style:style>
    <style:style style:name="Table38" style:family="table">
      <style:table-properties style:width="6.6666in" fo:margin-left="0in" table:align="center"/>
    </style:style>
    <style:style style:name="TableRow40" style:family="table-row">
      <style:table-row-properties/>
    </style:style>
    <style:style style:name="TableCell41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43" style:family="table-column">
      <style:table-column-properties style:column-width="6.6666in"/>
    </style:style>
    <style:style style:name="Table42" style:family="table">
      <style:table-properties style:width="6.6666in" fo:margin-left="0in" table:align="center"/>
    </style:style>
    <style:style style:name="TableRow44" style:family="table-row">
      <style:table-row-properties/>
    </style:style>
    <style:style style:name="TableCell45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47" style:family="table-column">
      <style:table-column-properties style:column-width="6.6666in"/>
    </style:style>
    <style:style style:name="Table46" style:family="table">
      <style:table-properties style:width="6.6666in" fo:margin-left="0in" table:align="center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51" style:family="table-column">
      <style:table-column-properties style:column-width="6.6666in"/>
    </style:style>
    <style:style style:name="Table50" style:family="table">
      <style:table-properties style:width="6.6666in" style:rel-width="100%" fo:margin-left="0in" table:align="center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" style:parent-style-name="Normal" style:family="paragraph">
      <style:text-properties style:font-name-asian="Times New Roman" style:font-name-complex="Calibri"/>
    </style:style>
    <style:style style:name="P55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P56" style:parent-style-name="Normal" style:family="paragraph">
      <style:paragraph-properties fo:text-align="center"/>
    </style:style>
    <style:style style:name="P57" style:parent-style-name="Normal" style:family="paragraph">
      <style:paragraph-properties fo:text-align="center"/>
    </style:style>
    <style:style style:name="P58" style:parent-style-name="Normal" style:family="paragraph">
      <style:text-properties style:font-name="Calibri" style:font-name-asian="Times New Roman" style:font-name-complex="Times New Roman" text:display="none"/>
    </style:style>
    <style:style style:name="P59" style:parent-style-name="Normal" style:family="paragraph">
      <style:text-properties style:font-name="Calibri" style:font-name-asian="Times New Roman" style:font-name-complex="Times New Roman" text:display="none"/>
    </style:style>
    <style:style style:name="TableColumn61" style:family="table-column">
      <style:table-column-properties style:column-width="6.6666in"/>
    </style:style>
    <style:style style:name="Table60" style:family="table">
      <style:table-properties style:width="6.6666in" fo:margin-left="0in" table:align="center"/>
    </style:style>
    <style:style style:name="TableRow62" style:family="table-row">
      <style:table-row-properties/>
    </style:style>
    <style:style style:name="TableCell6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65" style:family="table-column">
      <style:table-column-properties style:column-width="6.6666in"/>
    </style:style>
    <style:style style:name="Table64" style:family="table">
      <style:table-properties style:width="6.6666in" fo:margin-left="0in" table:align="center"/>
    </style:style>
    <style:style style:name="TableRow66" style:family="table-row">
      <style:table-row-properties/>
    </style:style>
    <style:style style:name="TableCell67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69" style:family="table-column">
      <style:table-column-properties style:column-width="6.6666in"/>
    </style:style>
    <style:style style:name="Table68" style:family="table">
      <style:table-properties style:width="6.6666in" fo:margin-left="0in" table:align="center"/>
    </style:style>
    <style:style style:name="TableRow70" style:family="table-row">
      <style:table-row-properties/>
    </style:style>
    <style:style style:name="TableCell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TableColumn73" style:family="table-column">
      <style:table-column-properties style:column-width="6.6666in"/>
    </style:style>
    <style:style style:name="Table72" style:family="table">
      <style:table-properties style:width="6.6666in" style:rel-width="100%" fo:margin-left="0in" table:align="center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text-align="center"/>
      <style:text-properties style:font-name-asian="Times New Roman" style:font-name-complex="Calibri"/>
    </style:style>
    <style:style style:name="P77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P78" style:parent-style-name="Normal" style:family="paragraph">
      <style:paragraph-properties fo:text-align="center"/>
    </style:style>
    <style:style style:name="P79" style:parent-style-name="Normal" style:family="paragraph">
      <style:paragraph-properties fo:text-align="center"/>
    </style:style>
    <style:style style:name="P80" style:parent-style-name="Normal" style:family="paragraph">
      <style:text-properties style:font-name="Calibri" style:font-name-asian="Times New Roman" style:font-name-complex="Times New Roman" text:display="none"/>
    </style:style>
    <style:style style:name="TableColumn82" style:family="table-column">
      <style:table-column-properties style:column-width="7.5in"/>
    </style:style>
    <style:style style:name="Table81" style:family="table">
      <style:table-properties style:width="6.6666in" fo:margin-left="0in" table:align="center"/>
    </style:style>
    <style:style style:name="TableRow83" style:family="table-row">
      <style:table-row-properties/>
    </style:style>
    <style:style style:name="TableCell84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86" style:family="table-column">
      <style:table-column-properties style:column-width="7.5in"/>
    </style:style>
    <style:style style:name="Table85" style:family="table">
      <style:table-properties style:width="6.6666in" fo:margin-left="0in" table:align="center"/>
    </style:style>
    <style:style style:name="TableRow87" style:family="table-row">
      <style:table-row-properties/>
    </style:style>
    <style:style style:name="TableCell88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90" style:family="table-column">
      <style:table-column-properties style:column-width="6.6666in"/>
    </style:style>
    <style:style style:name="Table89" style:family="table">
      <style:table-properties style:width="6.6666in" fo:margin-left="0in" table:align="center"/>
    </style:style>
    <style:style style:name="TableRow91" style:family="table-row">
      <style:table-row-properties style:min-row-height="0.1388in"/>
    </style:style>
    <style:style style:name="TableCell9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3" style:parent-style-name="Normal" style:family="paragraph">
      <style:text-properties style:font-name-asian="Times New Roman" text:display="none"/>
    </style:style>
    <style:style style:name="P94" style:parent-style-name="Normal" style:family="paragraph">
      <style:text-properties style:font-name-asian="Times New Roman" text:display="none"/>
    </style:style>
    <style:style style:name="TableColumn96" style:family="table-column">
      <style:table-column-properties style:column-width="7.5in"/>
    </style:style>
    <style:style style:name="Table95" style:family="table">
      <style:table-properties style:width="6.6666in" fo:margin-left="0in" table:align="center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in" fo:padding-left="0.4166in" fo:padding-bottom="0in" fo:padding-right="0.4166in"/>
    </style:style>
    <style:style style:name="TableColumn100" style:family="table-column">
      <style:table-column-properties style:column-width="6.6666in"/>
    </style:style>
    <style:style style:name="Table99" style:family="table">
      <style:table-properties style:width="6.6666in" style:rel-width="100%" fo:margin-left="0in" table:align="center"/>
    </style:style>
    <style:style style:name="TableRow101" style:family="table-row">
      <style:table-row-properties/>
    </style:style>
    <style:style style:name="TableCell1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3" style:parent-style-name="Normal" style:family="paragraph">
      <style:paragraph-properties fo:margin-bottom="0.1041in" fo:line-height="150%"/>
      <style:text-properties style:font-name="Arial" style:font-name-asian="Times New Roman" style:font-name-complex="Arial" fo:color="#000000" fo:font-size="12pt" style:font-size-asian="12pt" style:font-size-complex="12pt"/>
    </style:style>
    <style:style style:name="P104" style:parent-style-name="Normal" style:family="paragraph">
      <style:paragraph-properties fo:margin-bottom="0.1041in" fo:line-height="150%"/>
    </style:style>
    <style:style style:name="T105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106" style:parent-style-name="Accentuation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07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108" style:parent-style-name="Normal" style:list-style-name="LFO1" style:family="paragraph">
      <style:paragraph-properties fo:margin-bottom="0.052in" fo:line-height="150%"/>
      <style:text-properties fo:hyphenate="false"/>
    </style:style>
    <style:style style:name="T109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0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1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112" style:parent-style-name="Normal" style:list-style-name="LFO1" style:family="paragraph">
      <style:paragraph-properties fo:margin-bottom="0.052in" fo:line-height="150%"/>
      <style:text-properties fo:hyphenate="false"/>
    </style:style>
    <style:style style:name="T113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4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5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116" style:parent-style-name="Normal" style:list-style-name="LFO1" style:family="paragraph">
      <style:paragraph-properties fo:margin-bottom="0.052in" fo:line-height="150%"/>
      <style:text-properties fo:hyphenate="false"/>
    </style:style>
    <style:style style:name="T117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8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119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120" style:parent-style-name="Normal" style:family="paragraph">
      <style:paragraph-properties fo:margin-bottom="0.1041in" fo:line-height="150%"/>
    </style:style>
    <style:style style:name="T121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22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12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24" style:parent-style-name="Normal" style:family="paragraph">
      <style:paragraph-properties fo:margin-bottom="0.1041in" fo:line-height="150%"/>
    </style:style>
    <style:style style:name="T125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26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127" style:parent-style-name="Normal" style:family="paragraph">
      <style:paragraph-properties fo:margin-bottom="0.1041in" fo:line-height="150%"/>
    </style:style>
    <style:style style:name="T12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29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13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31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132" style:parent-style-name="Normal" style:family="paragraph">
      <style:text-properties style:font-name="Calibri" style:font-name-asian="Times New Roman" style:font-name-complex="Times New Roman" text:display="none"/>
    </style:style>
    <style:style style:name="TableColumn134" style:family="table-column">
      <style:table-column-properties style:column-width="6.6666in"/>
    </style:style>
    <style:style style:name="Table133" style:family="table">
      <style:table-properties style:width="6.6666in" fo:margin-left="0in" table:align="center"/>
    </style:style>
    <style:style style:name="TableRow135" style:family="table-row">
      <style:table-row-properties/>
    </style:style>
    <style:style style:name="TableCell13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P137" style:parent-style-name="Normal" style:family="paragraph">
      <style:paragraph-properties fo:text-align="center"/>
    </style:style>
    <style:style style:name="TableRow138" style:family="table-row">
      <style:table-row-properties/>
    </style:style>
    <style:style style:name="TableCell139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141" style:family="table-column">
      <style:table-column-properties style:column-width="6.6666in"/>
    </style:style>
    <style:style style:name="Table140" style:family="table">
      <style:table-properties style:width="6.6666in" fo:margin-left="0in" table:align="center"/>
    </style:style>
    <style:style style:name="TableRow142" style:family="table-row">
      <style:table-row-properties/>
    </style:style>
    <style:style style:name="TableCell143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145" style:family="table-column">
      <style:table-column-properties style:column-width="6.6666in"/>
    </style:style>
    <style:style style:name="Table144" style:family="table">
      <style:table-properties style:width="6.6666in" fo:margin-left="0in" table:align="center"/>
    </style:style>
    <style:style style:name="TableRow146" style:family="table-row">
      <style:table-row-properties style:min-row-height="0.1388in"/>
    </style:style>
    <style:style style:name="TableCell1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8" style:parent-style-name="Normal" style:family="paragraph">
      <style:paragraph-properties fo:line-height="100%"/>
      <style:text-properties style:font-name="Times New Roman" style:font-name-asian="Times New Roman" fo:hyphenate="false"/>
    </style:style>
    <style:style style:name="P149" style:parent-style-name="Normal" style:family="paragraph">
      <style:text-properties style:font-name-asian="Times New Roman" text:display="none"/>
    </style:style>
    <style:style style:name="TableColumn151" style:family="table-column">
      <style:table-column-properties style:column-width="6.6666in"/>
    </style:style>
    <style:style style:name="Table150" style:family="table">
      <style:table-properties style:width="6.6666in" fo:margin-left="0in" table:align="center"/>
    </style:style>
    <style:style style:name="TableRow152" style:family="table-row">
      <style:table-row-properties/>
    </style:style>
    <style:style style:name="TableCell153" style:family="table-cell">
      <style:table-cell-properties fo:border="none" style:writing-mode="lr-tb" style:vertical-align="middle" fo:padding-top="0in" fo:padding-left="0.4166in" fo:padding-bottom="0in" fo:padding-right="0.4166in"/>
    </style:style>
    <style:style style:name="TableColumn155" style:family="table-column">
      <style:table-column-properties style:column-width="5.8333in"/>
    </style:style>
    <style:style style:name="Table154" style:family="table">
      <style:table-properties style:width="5.8333in" style:rel-width="100%" fo:margin-left="0in" table:align="center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8" style:parent-style-name="Normal" style:family="paragraph">
      <style:paragraph-properties fo:text-align="center" fo:line-height="150%"/>
      <style:text-properties style:font-name="Poppins" style:font-name-asian="Times New Roman" style:font-name-complex="Poppins" fo:font-weight="bold" style:font-weight-asian="bold" style:font-weight-complex="bold" fo:color="#007BFF" fo:font-size="21pt" style:font-size-asian="21pt" style:font-size-complex="21pt"/>
    </style:style>
    <style:style style:name="P159" style:parent-style-name="Normal" style:family="paragraph">
      <style:paragraph-properties fo:text-align="center"/>
      <style:text-properties style:font-name="Calibri" style:font-name-asian="Times New Roman" style:font-name-complex="Times New Roman"/>
    </style:style>
    <style:style style:name="P160" style:parent-style-name="Normal" style:family="paragraph">
      <style:text-properties style:font-name-asian="Times New Roman" text:display="none"/>
    </style:style>
    <style:style style:name="TableColumn162" style:family="table-column">
      <style:table-column-properties style:column-width="6.6666in"/>
    </style:style>
    <style:style style:name="Table161" style:family="table">
      <style:table-properties style:width="6.6666in" fo:margin-left="0in" table:align="center"/>
    </style:style>
    <style:style style:name="TableRow163" style:family="table-row">
      <style:table-row-properties style:min-row-height="0.1388in"/>
    </style:style>
    <style:style style:name="TableCell16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5" style:parent-style-name="Normal" style:family="paragraph">
      <style:text-properties style:font-name-asian="Times New Roman" text:display="none"/>
    </style:style>
    <style:style style:name="P166" style:parent-style-name="Normal" style:family="paragraph">
      <style:paragraph-properties fo:text-align="center"/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text-properties style:font-name="Calibri" style:font-name-asian="Times New Roman" style:font-name-complex="Times New Roman" text:display="none"/>
    </style:style>
    <style:style style:name="TableColumn170" style:family="table-column">
      <style:table-column-properties style:column-width="6.6666in"/>
    </style:style>
    <style:style style:name="Table169" style:family="table">
      <style:table-properties style:width="6.6666in" fo:margin-left="0in" table:align="center"/>
    </style:style>
    <style:style style:name="TableRow171" style:family="table-row">
      <style:table-row-properties/>
    </style:style>
    <style:style style:name="TableCell172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174" style:family="table-column">
      <style:table-column-properties style:column-width="6.6666in"/>
    </style:style>
    <style:style style:name="Table173" style:family="table">
      <style:table-properties style:width="6.6666in" fo:margin-left="0in" table:align="center"/>
    </style:style>
    <style:style style:name="TableRow175" style:family="table-row">
      <style:table-row-properties/>
    </style:style>
    <style:style style:name="TableCell176" style:family="table-cell">
      <style:table-cell-properties fo:border="none" fo:background-color="#FFFFFF" style:writing-mode="lr-tb" style:vertical-align="middle" fo:padding-top="0in" fo:padding-left="0in" fo:padding-bottom="0in" fo:padding-right="0in"/>
    </style:style>
    <style:style style:name="TableColumn178" style:family="table-column">
      <style:table-column-properties style:column-width="6.6666in"/>
    </style:style>
    <style:style style:name="Table177" style:family="table">
      <style:table-properties style:width="6.6666in" fo:margin-left="0in" table:align="center"/>
    </style:style>
    <style:style style:name="TableRow179" style:family="table-row">
      <style:table-row-properties style:min-row-height="0.1388in"/>
    </style:style>
    <style:style style:name="TableCell1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1" style:parent-style-name="Normal" style:family="paragraph">
      <style:text-properties style:font-name-asian="Times New Roman" text:display="none"/>
    </style:style>
    <style:style style:name="P182" style:parent-style-name="Normal" style:family="paragraph">
      <style:text-properties style:font-name-asian="Times New Roman" text:display="none"/>
    </style:style>
    <style:style style:name="TableColumn184" style:family="table-column">
      <style:table-column-properties style:column-width="6.6666in"/>
    </style:style>
    <style:style style:name="Table183" style:family="table">
      <style:table-properties style:width="6.6666in" fo:margin-left="0in" table:align="center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in" fo:padding-left="0.4166in" fo:padding-bottom="0in" fo:padding-right="0.4166in"/>
    </style:style>
    <style:style style:name="TableColumn188" style:family="table-column">
      <style:table-column-properties style:column-width="5.8333in"/>
    </style:style>
    <style:style style:name="Table187" style:family="table">
      <style:table-properties style:width="5.8333in" style:rel-width="100%" fo:margin-left="0in" table:align="center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1" style:parent-style-name="Normal" style:family="paragraph">
      <style:paragraph-properties fo:margin-bottom="0.1041in" fo:line-height="150%"/>
    </style:style>
    <style:style style:name="T19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193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19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195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196" style:parent-style-name="Normal" style:family="paragraph">
      <style:paragraph-properties fo:margin-bottom="0.1041in" fo:line-height="150%"/>
    </style:style>
    <style:style style:name="T197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198" style:parent-style-name="Normal" style:family="paragraph">
      <style:paragraph-properties fo:margin-bottom="0.1041in" fo:line-height="150%"/>
    </style:style>
    <style:style style:name="T199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00" style:parent-style-name="Normal" style:family="paragraph">
      <style:paragraph-properties fo:margin-bottom="0.1041in" fo:line-height="150%"/>
    </style:style>
    <style:style style:name="T201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02" style:parent-style-name="Normal" style:family="paragraph">
      <style:paragraph-properties fo:margin-bottom="0.1041in" fo:line-height="150%"/>
    </style:style>
    <style:style style:name="T203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04" style:parent-style-name="Normal" style:family="paragraph">
      <style:paragraph-properties fo:margin-bottom="0.1041in" fo:line-height="150%"/>
    </style:style>
    <style:style style:name="T205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06" style:parent-style-name="Normal" style:family="paragraph">
      <style:paragraph-properties fo:margin-bottom="0.1041in" fo:line-height="150%"/>
    </style:style>
    <style:style style:name="T207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08" style:parent-style-name="Normal" style:family="paragraph">
      <style:paragraph-properties fo:margin-bottom="0.1041in" fo:line-height="150%"/>
    </style:style>
    <style:style style:name="T209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10" style:parent-style-name="Normal" style:family="paragraph">
      <style:paragraph-properties fo:margin-bottom="0.1041in" fo:line-height="150%"/>
    </style:style>
    <style:style style:name="T211" style:parent-style-name="Accentuation" style:family="text">
      <style:text-properties style:font-name="Arial" style:font-name-complex="Arial" fo:color="#000000" fo:font-size="12pt" style:font-size-asian="12pt" style:font-size-complex="12pt"/>
    </style:style>
    <style:style style:name="P212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13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14" style:parent-style-name="Normal" style:family="paragraph">
      <style:paragraph-properties fo:margin-bottom="0.1041in" fo:line-height="150%"/>
    </style:style>
    <style:style style:name="T215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216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17" style:parent-style-name="Normal" style:family="paragraph">
      <style:paragraph-properties fo:margin-bottom="0.1041in" fo:line-height="150%"/>
    </style:style>
    <style:style style:name="T21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19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2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21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2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23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2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25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226" style:parent-style-name="Normal" style:family="paragraph">
      <style:paragraph-properties fo:margin-bottom="0.1041in" fo:line-height="150%"/>
    </style:style>
    <style:style style:name="T227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28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229" style:parent-style-name="Normal" style:family="paragraph">
      <style:paragraph-properties fo:margin-bottom="0.1041in" fo:line-height="150%"/>
    </style:style>
    <style:style style:name="T230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231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32" style:parent-style-name="Normal" style:family="paragraph">
      <style:paragraph-properties fo:margin-bottom="0.1041in" fo:line-height="150%"/>
    </style:style>
    <style:style style:name="T233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34" style:parent-style-name="Accentuation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235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36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37" style:parent-style-name="Normal" style:family="paragraph">
      <style:paragraph-properties fo:margin-bottom="0.1041in" fo:line-height="150%"/>
    </style:style>
    <style:style style:name="T23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39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4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41" style:parent-style-name="Normal" style:family="paragraph">
      <style:paragraph-properties fo:margin-bottom="0.1041in" fo:line-height="150%"/>
    </style:style>
    <style:style style:name="T24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43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4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45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46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47" style:parent-style-name="Normal" style:family="paragraph">
      <style:paragraph-properties fo:margin-bottom="0.1041in" fo:line-height="150%"/>
    </style:style>
    <style:style style:name="T248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49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5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51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T252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53" style:parent-style-name="Normal" style:family="paragraph">
      <style:paragraph-properties fo:margin-bottom="0.1041in" fo:line-height="150%"/>
    </style:style>
    <style:style style:name="T254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T255" style:parent-style-name="Élevé" style:family="text">
      <style:text-properties style:font-name="Arial" style:font-name-complex="Arial" fo:color="#000000" fo:font-size="12pt" style:font-size-asian="12pt" style:font-size-complex="12pt"/>
    </style:style>
    <style:style style:name="P256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57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58" style:parent-style-name="Normal" style:family="paragraph">
      <style:paragraph-properties fo:margin-bottom="0.1041in" fo:line-height="150%"/>
    </style:style>
    <style:style style:name="T259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60" style:parent-style-name="Normal" style:list-style-name="LFO4" style:family="paragraph">
      <style:paragraph-properties fo:margin-bottom="0.052in" fo:line-height="150%"/>
      <style:text-properties fo:hyphenate="false"/>
    </style:style>
    <style:style style:name="T261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62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63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64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265" style:parent-style-name="Normal" style:list-style-name="LFO4" style:family="paragraph">
      <style:paragraph-properties fo:margin-bottom="0.052in" fo:line-height="150%"/>
      <style:text-properties fo:hyphenate="false"/>
    </style:style>
    <style:style style:name="T266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67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268" style:parent-style-name="Normal" style:list-style-name="LFO4" style:family="paragraph">
      <style:paragraph-properties fo:margin-bottom="0.052in" fo:line-height="150%"/>
      <style:text-properties fo:hyphenate="false"/>
    </style:style>
    <style:style style:name="T269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0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1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272" style:parent-style-name="Normal" style:list-style-name="LFO4" style:family="paragraph">
      <style:paragraph-properties fo:margin-bottom="0.052in" fo:line-height="150%"/>
      <style:text-properties fo:hyphenate="false"/>
    </style:style>
    <style:style style:name="T273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4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5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6" style:parent-style-name="Élevé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T277" style:parent-style-name="Policepardéfaut" style:family="text">
      <style:text-properties style:font-name="Poppins" style:font-name-asian="Times New Roman" style:font-name-complex="Poppins" fo:color="#000000" fo:font-size="12pt" style:font-size-asian="12pt" style:font-size-complex="12pt"/>
    </style:style>
    <style:style style:name="P278" style:parent-style-name="Normal" style:list-style-name="LFO4" style:family="paragraph">
      <style:paragraph-properties fo:margin-bottom="0.052in" fo:line-height="150%"/>
      <style:text-properties style:font-name="Poppins" style:font-name-asian="Times New Roman" style:font-name-complex="Poppins" fo:color="#000000" fo:font-size="12pt" style:font-size-asian="12pt" style:font-size-complex="12pt" fo:hyphenate="false"/>
    </style:style>
    <style:style style:name="P279" style:parent-style-name="Normal" style:family="paragraph">
      <style:paragraph-properties fo:margin-bottom="0.1041in" fo:line-height="150%"/>
    </style:style>
    <style:style style:name="T280" style:parent-style-name="Policepardéfaut" style:family="text">
      <style:text-properties style:font-name="Arial" style:font-name-complex="Arial" fo:color="#000000" fo:font-size="12pt" style:font-size-asian="12pt" style:font-size-complex="12pt"/>
    </style:style>
    <style:style style:name="P281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82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83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84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85" style:parent-style-name="Normal" style:family="paragraph">
      <style:paragraph-properties fo:text-align="center"/>
      <style:text-properties style:font-name="Calibri" style:font-name-complex="Times New Roman"/>
    </style:style>
    <style:style style:name="P286" style:parent-style-name="Normal" style:family="paragraph">
      <style:paragraph-properties fo:text-align="center"/>
    </style:style>
    <style:style style:name="P287" style:parent-style-name="Normal" style:family="paragraph">
      <style:paragraph-properties fo:text-align="center"/>
    </style:style>
    <style:style style:name="P288" style:parent-style-name="Normal" style:family="paragraph">
      <style:paragraph-properties fo:margin-bottom="0.1041in" fo:line-height="150%"/>
      <style:text-properties style:font-name="Arial" style:font-name-complex="Arial" fo:color="#000000" fo:font-size="12pt" style:font-size-asian="12pt" style:font-size-complex="12pt"/>
    </style:style>
    <style:style style:name="P289" style:parent-style-name="Normal" style:family="paragraph">
      <style:paragraph-properties fo:text-align="center"/>
      <style:text-properties style:font-name="Calibri" style:font-name-complex="Times New Roman"/>
    </style:style>
    <style:style style:name="P290" style:parent-style-name="Normal" style:family="paragraph">
      <style:paragraph-properties fo:text-align="center"/>
    </style:style>
    <style:style style:name="P291" style:parent-style-name="Normal" style:family="paragraph">
      <style:paragraph-properties fo:text-align="center"/>
    </style:style>
  </office:automatic-styles>
  <office:body>
    <office:text text:use-soft-page-breaks="true">
      <text:p text:style-name="P1">Bêta-lecteur de manuscrit</text:p>
      <text:p text:style-name="P2">Andras Curson</text:p>
      <text:p text:style-name="Normal"/>
      <text:p text:style-name="P3">Afin de faciliter la collaboration, voici une fiche de renseignement. Il vous sera peut-être demandé d’envoyer cette dernière, merci de la remplir avec le plus de précision possible.<text:s/>(La fiche n’est pas d’Andras Curson mais à été très inspiré de la fiche du bêta-lecteur Cyril Destoky)</text:p>
      <table:table table:style-name="Table4">
        <table:table-columns>
          <table:table-column table:style-name="TableColumn5"/>
        </table:table-columns>
        <table:table-row table:style-name="TableRow6">
          <table:table-cell table:style-name="TableCell7">
            <table:table table:style-name="Table8">
              <table:table-columns>
                <table:table-column table:style-name="TableColumn9"/>
              </table:table-columns>
              <table:table-row table:style-name="TableRow10">
                <table:table-cell table:style-name="TableCell11">
                  <table:table table:style-name="Table12">
                    <table:table-columns>
                      <table:table-column table:style-name="TableColumn13"/>
                    </table:table-columns>
                    <table:table-row table:style-name="TableRow14">
                      <table:table-cell table:style-name="TableCell15">
                        <text:p text:style-name="P16"/>
                      </table:table-cell>
                    </table:table-row>
                  </table:table>
                  <text:p text:style-name="P17"/>
                  <table:table table:style-name="Table18">
                    <table:table-columns>
                      <table:table-column table:style-name="TableColumn19"/>
                    </table:table-columns>
                    <table:table-row table:style-name="TableRow20">
                      <table:table-cell table:style-name="TableCell21">
                        <table:table table:style-name="Table22">
                          <table:table-columns>
                            <table:table-column table:style-name="TableColumn23"/>
                          </table:table-columns>
                          <table:table-row table:style-name="TableRow24">
                            <table:table-cell table:style-name="TableCell25">
                              <text:p text:style-name="P26">Une bêta-lecture, c’est quoi ?</text:p>
                            </table:table-cell>
                          </table:table-row>
                        </table:table>
                        <text:p text:style-name="P27"/>
                      </table:table-cell>
                    </table:table-row>
                  </table:table>
                  <text:p text:style-name="P28"/>
                  <table:table table:style-name="Table29">
                    <table:table-columns>
                      <table:table-column table:style-name="TableColumn30"/>
                    </table:table-columns>
                    <table:table-row table:style-name="TableRow31">
                      <table:table-cell table:style-name="TableCell32">
                        <text:p text:style-name="P33"/>
                      </table:table-cell>
                    </table:table-row>
                  </table:table>
                  <text:p text:style-name="P34"/>
                </table:table-cell>
              </table:table-row>
            </table:table>
            <text:p text:style-name="P35"/>
          </table:table-cell>
        </table:table-row>
      </table:table>
      <text:p text:style-name="P36"/>
      <text:p text:style-name="P37"/>
      <table:table table:style-name="Table38">
        <table:table-columns>
          <table:table-column table:style-name="TableColumn39"/>
        </table:table-columns>
        <table:table-row table:style-name="TableRow40">
          <table:table-cell table:style-name="TableCell41">
            <table:table table:style-name="Table42">
              <table:table-columns>
                <table:table-column table:style-name="TableColumn43"/>
              </table:table-columns>
              <table:table-row table:style-name="TableRow44">
                <table:table-cell table:style-name="TableCell45">
                  <table:table table:style-name="Table46">
                    <table:table-columns>
                      <table:table-column table:style-name="TableColumn47"/>
                    </table:table-columns>
                    <table:table-row table:style-name="TableRow48">
                      <table:table-cell table:style-name="TableCell49">
                        <table:table table:style-name="Table50">
                          <table:table-columns>
                            <table:table-column table:style-name="TableColumn51"/>
                          </table:table-columns>
                          <table:table-row table:style-name="TableRow52">
                            <table:table-cell table:style-name="TableCell53">
                              <text:p text:style-name="P54"/>
                            </table:table-cell>
                          </table:table-row>
                        </table:table>
                        <text:p text:style-name="P55"/>
                      </table:table-cell>
                    </table:table-row>
                  </table:table>
                  <text:p text:style-name="P56"/>
                </table:table-cell>
              </table:table-row>
            </table:table>
            <text:p text:style-name="P57"/>
          </table:table-cell>
        </table:table-row>
      </table:table>
      <text:p text:style-name="P58"/>
      <text:p text:style-name="P59"/>
      <table:table table:style-name="Table60">
        <table:table-columns>
          <table:table-column table:style-name="TableColumn61"/>
        </table:table-columns>
        <table:table-row table:style-name="TableRow62">
          <table:table-cell table:style-name="TableCell63">
            <table:table table:style-name="Table64">
              <table:table-columns>
                <table:table-column table:style-name="TableColumn65"/>
              </table:table-columns>
              <table:table-row table:style-name="TableRow66">
                <table:table-cell table:style-name="TableCell67">
                  <table:table table:style-name="Table68">
                    <table:table-columns>
                      <table:table-column table:style-name="TableColumn69"/>
                    </table:table-columns>
                    <table:table-row table:style-name="TableRow70">
                      <table:table-cell table:style-name="TableCell71">
                        <table:table table:style-name="Table72">
                          <table:table-columns>
                            <table:table-column table:style-name="TableColumn73"/>
                          </table:table-columns>
                          <table:table-row table:style-name="TableRow74">
                            <table:table-cell table:style-name="TableCell75">
                              <text:p text:style-name="P76"/>
                            </table:table-cell>
                          </table:table-row>
                        </table:table>
                        <text:p text:style-name="P77"/>
                      </table:table-cell>
                    </table:table-row>
                  </table:table>
                  <text:p text:style-name="P78"/>
                </table:table-cell>
              </table:table-row>
            </table:table>
            <text:p text:style-name="P79"/>
          </table:table-cell>
        </table:table-row>
      </table:table>
      <text:p text:style-name="P80"/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able:table table:style-name="Table85">
              <table:table-columns>
                <table:table-column table:style-name="TableColumn86"/>
              </table:table-columns>
              <table:table-row table:style-name="TableRow87">
                <table:table-cell table:style-name="TableCell88">
                  <table:table table:style-name="Table89">
                    <table:table-columns>
                      <table:table-column table:style-name="TableColumn90"/>
                    </table:table-columns>
                    <table:table-row table:style-name="TableRow91">
                      <table:table-cell table:style-name="TableCell92">
                        <text:p text:style-name="P93"/>
                      </table:table-cell>
                    </table:table-row>
                  </table:table>
                  <text:p text:style-name="P94"/>
                  <table:table table:style-name="Table95">
                    <table:table-columns>
                      <table:table-column table:style-name="TableColumn96"/>
                    </table:table-columns>
                    <table:table-row table:style-name="TableRow97">
                      <table:table-cell table:style-name="TableCell98">
                        <table:table table:style-name="Table99">
                          <table:table-columns>
                            <table:table-column table:style-name="TableColumn100"/>
                          </table:table-columns>
                          <table:table-row table:style-name="TableRow101">
                            <table:table-cell table:style-name="TableCell102">
                              <text:p text:style-name="P103"/>
                              <text:p text:style-name="P104"><text:span text:style-name="T105">Il vous permet de savoir comment votre roman sera reçu<text:s/></text:span><text:span text:style-name="T106">avant</text:span><text:span text:style-name="T107"><text:s/>d’avoir dû le publier.</text:span></text:p>
                              <text:list text:style-name="LFO1" text:continue-numbering="true">
                                <text:list-item>
                                  <text:p text:style-name="P108"><text:span text:style-name="T109">est-ce qu’on comprend bien</text:span><text:span text:style-name="T110"><text:s/>ce que j’ai voulu dire</text:span><text:span text:style-name="T111"><text:s/>?</text:span></text:p>
                                </text:list-item>
                                <text:list-item>
                                  <text:p text:style-name="P112"><text:span text:style-name="T113">est-ce qu’on trouve mon personnage<text:s/></text:span><text:span text:style-name="T114">courageux<text:s/></text:span><text:span text:style-name="T115">?</text:span></text:p>
                                </text:list-item>
                                <text:list-item>
                                  <text:p text:style-name="P116"><text:span text:style-name="T117">est-ce qu’on ressent<text:s/></text:span><text:span text:style-name="T118">l’émotion</text:span><text:span text:style-name="T119"><text:s/>que je voulais ?</text:span></text:p>
                                </text:list-item>
                              </text:list>
                              <text:p text:style-name="P120"><text:span text:style-name="T121">Et de faire les ajustements</text:span><text:span text:style-name="T122"><text:s/></text:span><text:span text:style-name="T123">nécessaires.</text:span></text:p>
                              <text:p text:style-name="P124"><text:span text:style-name="T125">Le but :<text:s/></text:span><text:span text:style-name="T126">que les deux cercles se confondent.</text:span></text:p>
                              <text:p text:style-name="P127"><text:span text:style-name="T128">Pour aider le bêta-lecteur à bien faire son travail, il y a un outil</text:span><text:span text:style-name="T129"><text:s/></text:span><text:span text:style-name="T130">très utile que vous pouvez lui fournir. C’est le<text:s/></text:span><text:span text:style-name="T131">questionnaire de bêta-lecture.</text:span></text:p>
                              <text:p text:style-name="P132"/>
                              <table:table table:style-name="Table133">
                                <table:table-columns>
                                  <table:table-column table:style-name="TableColumn134"/>
                                </table:table-columns>
                                <table:table-row table:style-name="TableRow135">
                                  <table:table-cell table:style-name="TableCell136">
                                    <text:p text:style-name="P137"/>
                                  </table:table-cell>
                                </table:table-row>
                                <table:table-row table:style-name="TableRow138">
                                  <table:table-cell table:style-name="TableCell139">
                                    <table:table table:style-name="Table140">
                                      <table:table-columns>
                                        <table:table-column table:style-name="TableColumn141"/>
                                      </table:table-columns>
                                      <table:table-row table:style-name="TableRow142">
                                        <table:table-cell table:style-name="TableCell143">
                                          <table:table table:style-name="Table144">
                                            <table:table-columns>
                                              <table:table-column table:style-name="TableColumn145"/>
                                            </table:table-columns>
                                            <table:table-row table:style-name="TableRow146">
                                              <table:table-cell table:style-name="TableCell147">
                                                <text:p text:style-name="P148"/>
                                              </table:table-cell>
                                            </table:table-row>
                                          </table:table>
                                          <text:p text:style-name="P149"/>
                                          <table:table table:style-name="Table150">
                                            <table:table-columns>
                                              <table:table-column table:style-name="TableColumn151"/>
                                            </table:table-columns>
                                            <table:table-row table:style-name="TableRow152">
                                              <table:table-cell table:style-name="TableCell153">
                                                <table:table table:style-name="Table154">
                                                  <table:table-columns>
                                                    <table:table-column table:style-name="TableColumn155"/>
                                                  </table:table-columns>
                                                  <table:table-row table:style-name="TableRow156">
                                                    <table:table-cell table:style-name="TableCell157">
                                                      <text:p text:style-name="P158">Comment rédiger son questionnaire ?</text:p>
                                                    </table:table-cell>
                                                  </table:table-row>
                                                </table:table>
                                                <text:p text:style-name="P159"/>
                                              </table:table-cell>
                                            </table:table-row>
                                          </table:table>
                                          <text:p text:style-name="P160"/>
                                          <table:table table:style-name="Table161">
                                            <table:table-columns>
                                              <table:table-column table:style-name="TableColumn162"/>
                                            </table:table-columns>
                                            <table:table-row table:style-name="TableRow163">
                                              <table:table-cell table:style-name="TableCell164">
                                                <text:p text:style-name="P165"/>
                                              </table:table-cell>
                                            </table:table-row>
                                          </table:table>
                                          <text:p text:style-name="P166"/>
                                        </table:table-cell>
                                      </table:table-row>
                                    </table:table>
                                    <text:p text:style-name="P167"/>
                                  </table:table-cell>
                                </table:table-row>
                              </table:table>
                              <text:p text:style-name="P168"/>
                              <table:table table:style-name="Table169">
                                <table:table-columns>
                                  <table:table-column table:style-name="TableColumn170"/>
                                </table:table-columns>
                                <table:table-row table:style-name="TableRow171">
                                  <table:table-cell table:style-name="TableCell172">
                                    <table:table table:style-name="Table173">
                                      <table:table-columns>
                                        <table:table-column table:style-name="TableColumn174"/>
                                      </table:table-columns>
                                      <table:table-row table:style-name="TableRow175">
                                        <table:table-cell table:style-name="TableCell176">
                                          <table:table table:style-name="Table177">
                                            <table:table-columns>
                                              <table:table-column table:style-name="TableColumn178"/>
                                            </table:table-columns>
                                            <table:table-row table:style-name="TableRow179">
                                              <table:table-cell table:style-name="TableCell180">
                                                <text:p text:style-name="P181"/>
                                              </table:table-cell>
                                            </table:table-row>
                                          </table:table>
                                          <text:p text:style-name="P182"/>
                                          <table:table table:style-name="Table183">
                                            <table:table-columns>
                                              <table:table-column table:style-name="TableColumn184"/>
                                            </table:table-columns>
                                            <table:table-row table:style-name="TableRow185">
                                              <table:table-cell table:style-name="TableCell186">
                                                <table:table table:style-name="Table187">
                                                  <table:table-columns>
                                                    <table:table-column table:style-name="TableColumn188"/>
                                                  </table:table-columns>
                                                  <table:table-row table:style-name="TableRow189">
                                                    <table:table-cell table:style-name="TableCell190">
                                                      <text:p text:style-name="P191"><text:span text:style-name="T192">Ce n’est pas obligatoire. Mais si vous voulez les meilleurs résultats</text:span><text:span text:style-name="T193">,</text:span><text:span text:style-name="T194"><text:s/>vous devriez en rédiger un.</text:span></text:p>
                                                      <text:p text:style-name="P195"> </text:p>
                                                      <text:soft-page-break/>
                                                      <text:p text:style-name="P196"><text:span text:style-name="T197">Un ami vient vous voir avec sa voiture et vous demande « ce qui ne va pas ».</text:span></text:p>
                                                      <text:p text:style-name="P198"><text:span text:style-name="T199">Il reviendra le lendemain pour savoir ce que vous en pensez.</text:span></text:p>
                                                      <text:p text:style-name="P200"><text:span text:style-name="T201">Alors vous ouvrez le capot et vous vérifiez le niveau d’huile.</text:span></text:p>
                                                      <text:p text:style-name="P202"><text:span text:style-name="T203">Vous contrôlez la pression des pneus.</text:span></text:p>
                                                      <text:p text:style-name="P204"><text:span text:style-name="T205">Vous vous assurez que les batteries sont chargées.</text:span></text:p>
                                                      <text:p text:style-name="P206"><text:span text:style-name="T207">Ce travail vous prend toute la journée.</text:span></text:p>
                                                      <text:p text:style-name="P208"><text:span text:style-name="T209">Le lendemain, quand votre ami revient, vous lui tendez un rapport détaillé, digne d’un bon garagiste. Et là, il éclate de rire.</text:span></text:p>
                                                      <text:p text:style-name="P210"><text:span text:style-name="T211">« Quoi ? Mais non ! Je voulais dire, qu’est-ce que tu penses de la carrosserie ? C’est moi qui l’ai repeinte. »</text:span></text:p>
                                                      <text:p text:style-name="P212"> </text:p>
                                                      <text:p text:style-name="P213">Voilà pourquoi vous devriez rédiger un questionnaire de bêta-lecture.</text:p>
                                                      <text:p text:style-name="P214"><text:span text:style-name="T215">Pour vous assurer que votre bêta-lecteur ne va pas passer du temps à vous parler de choses qui ne vous intéressent absolument pas.</text:span></text:p>
                                                      <text:p text:style-name="P216">Dans le doute, beaucoup d’auteurs se contentent de demander un avis général ou « ce qui ne va pas ».</text:p>
                                                      <text:p text:style-name="P217"><text:span text:style-name="T218">Pourtant, on l’a vu,<text:s/></text:span><text:span text:style-name="T219">la bêta-lecture ne sert pas qu’à faire remonter les faiblesses<text:s/></text:span><text:span text:style-name="T220">(ce qui ne va pas), mais aussi à mettre en lumière les<text:s/></text:span><text:span text:style-name="T221">décalages</text:span><text:span text:style-name="T222"><text:s/>qui peuvent se créer entre la<text:s/></text:span><text:span text:style-name="T223">perception</text:span><text:span text:style-name="T224"><text:s/>et vos<text:s/></text:span><text:span text:style-name="T225">intentions.</text:span></text:p>
                                                      <text:p text:style-name="P226"><text:span text:style-name="T227">Or, comment voulez-vous qu’il vous montre ce décalage s’il ne connaît pas vos intentions</text:span><text:span text:style-name="T228"><text:s/>?</text:span></text:p>
                                                      <text:p text:style-name="P229"><text:span text:style-name="T230">Si le rythme est lent, est-ce que c’est une faiblesse ou pas ?</text:span></text:p>
                                                      <text:p text:style-name="P231">Dans un thriller qui se veut nerveux, oui. Mais si votre intention est d’écrire un roman qui prend son temps, alors c’est normal.</text:p>
                                                      <text:p text:style-name="P232"><text:span text:style-name="T233">Dans le meilleur des cas, votre bêta-lecteur va vous faire part de tout ce qu’il<text:s/></text:span><text:span text:style-name="T234">croit</text:span><text:span text:style-name="T235"><text:s/></text:span><text:span text:style-name="T236">être une erreur.</text:span></text:p>
                                                      <text:p text:style-name="P237"><text:span text:style-name="T238">Il y aura beaucoup de<text:s/></text:span><text:span text:style-name="T239">faux positifs</text:span><text:span text:style-name="T240">.</text:span></text:p>
                                                      <text:soft-page-break/>
                                                      <text:p text:style-name="P241"><text:span text:style-name="T242">Et ces erreurs qui n’en sont pas vous feront<text:s/></text:span><text:span text:style-name="T243">douter<text:s/></text:span><text:span text:style-name="T244">: est-ce que vous devez accélérer le rythme ?</text:span></text:p>
                                                      <text:p text:style-name="P245">Après tout, c’est quand même l’avis d’un bêta-lecteur, vous devriez l’écouter, non ?</text:p>
                                                      <text:p text:style-name="P246"> </text:p>
                                                      <text:p text:style-name="P247"><text:span text:style-name="T248">Chaque roman est différent</text:span><text:span text:style-name="T249">,</text:span><text:span text:style-name="T250"><text:s/>parce que les intentions</text:span><text:span text:style-name="T251"><text:s/></text:span><text:span text:style-name="T252">des auteurs sont toujours différentes.</text:span></text:p>
                                                      <text:p text:style-name="P253"><text:span text:style-name="T254">Alors<text:s/></text:span><text:span text:style-name="T255">ça n’a pas de sens d’appliquer la même grille d’analyse à tous les manuscrits.</text:span></text:p>
                                                      <text:p text:style-name="P256">Pourtant, c’est ce qui est sous-entendu dans la demande « dites-moi ce qui ne va pas ».</text:p>
                                                      <text:p text:style-name="P257">Oubliez l’idée que vous venez froidement quémander le service d’un prestataire.</text:p>
                                                      <text:p text:style-name="P258"><text:span text:style-name="T259">Alors dites clairement ce que vous attendez de la bêta-lecture :</text:span></text:p>
                                                      <text:list text:style-name="LFO4" text:continue-numbering="true">
                                                        <text:list-item>
                                                          <text:p text:style-name="P260"><text:span text:style-name="T261">Un<text:s/></text:span><text:span text:style-name="T262">rapport</text:span><text:span text:style-name="T263"><text:s/></text:span><text:span text:style-name="T264">détaillé</text:span></text:p>
                                                        </text:list-item>
                                                        <text:list-item>
                                                          <text:p text:style-name="P265"><text:span text:style-name="T266">Un<text:s/></text:span><text:span text:style-name="T267">rapport résumé</text:span></text:p>
                                                        </text:list-item>
                                                        <text:list-item>
                                                          <text:p text:style-name="P268"><text:span text:style-name="T269">Des<text:s/></text:span><text:span text:style-name="T270">fiches de lecture</text:span><text:span text:style-name="T271"><text:s/>pour chaque chapitre</text:span></text:p>
                                                        </text:list-item>
                                                        <text:list-item>
                                                          <text:p text:style-name="P272"><text:span text:style-name="T273">Votre<text:s/></text:span><text:span text:style-name="T274">manuscrit</text:span><text:span text:style-name="T275"><text:s/></text:span><text:span text:style-name="T276">annoté</text:span><text:span text:style-name="T277"><text:s/>de remarques</text:span></text:p>
                                                        </text:list-item>
                                                        <text:list-item>
                                                          <text:p text:style-name="P278">etc.</text:p>
                                                        </text:list-item>
                                                      </text:list>
                                                      <text:p text:style-name="P279"><text:span text:style-name="T280">Qu’est-ce qui est utile pour vous ?</text:span></text:p>
                                                      <text:p text:style-name="P281"/>
                                                      <text:p text:style-name="P282"/>
                                                      <text:p text:style-name="P283"/>
                                                      <text:p text:style-name="P284">Fiche réalisée par Cyril Destoky (que vous pouvez retrouver sur YouTube et internet) mais modifié par Andras Curson, pour que ce soit un peu plus ciblé pour son service.</text:p>
                                                    </table:table-cell>
                                                  </table:table-row>
                                                </table:table>
                                                <text:p text:style-name="P285"/>
                                              </table:table-cell>
                                            </table:table-row>
                                          </table:table>
                                          <text:p text:style-name="P286"/>
                                        </table:table-cell>
                                      </table:table-row>
                                    </table:table>
                                    <text:p text:style-name="P287"/>
                                  </table:table-cell>
                                </table:table-row>
                              </table:table>
                              <text:p text:style-name="P288"/>
                            </table:table-cell>
                          </table:table-row>
                        </table:table>
                        <text:p text:style-name="P289"/>
                      </table:table-cell>
                    </table:table-row>
                  </table:table>
                  <text:p text:style-name="P290"/>
                </table:table-cell>
              </table:table-row>
            </table:table>
            <text:p text:style-name="P29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6%"/>
      <style:text-properties style:font-name="Calibri" style:font-name-asian="Calibri" style:font-name-complex="Times New Roman"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style:font-name-complex="Times New Roman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style:font-name-complex="Times New Roman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style:font-name-complex="Times New Roman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style:font-name-complex="Times New Roman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bah77200@outlook.fr</meta:initial-creator>
    <dc:creator>kbah77200@outlook.fr</dc:creator>
    <meta:creation-date>2023-11-14T12:11:00Z</meta:creation-date>
    <dc:date>2023-11-14T12:31:00Z</dc:date>
    <meta:template xlink:href="Normal" xlink:type="simple"/>
    <meta:editing-cycles>3</meta:editing-cycles>
    <meta:editing-duration>PT1200S</meta:editing-duration>
    <meta:document-statistic meta:page-count="3" meta:paragraph-count="6" meta:word-count="533" meta:character-count="3463" meta:row-count="24" meta:non-whitespace-character-count="2936"/>
  </office:meta>
</office:document-meta>
</file>